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81cm" svg:stroke-color="#999999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40.945cm" fo:min-width="59.745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8.608cm" fo:min-width="10.562cm" fo:padding-top="0.165cm" fo:padding-bottom="0.165cm" fo:padding-left="0.29cm" fo:padding-right="0.29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3.041cm"/>
      <style:paragraph-properties style:writing-mode="lr-tb"/>
    </style:style>
    <style:style style:name="gr8" style:family="graphic" style:parent-style-name="standard">
      <style:graphic-properties svg:stroke-width="0.081cm" svg:stroke-color="#5983b0" draw:marker-start-width="0.321cm" draw:marker-end-width="0.321cm" draw:fill-color="#dee6ef" draw:textarea-horizontal-align="justify" draw:textarea-vertical-align="middle" draw:auto-grow-height="false" fo:min-height="17.945cm" fo:min-width="8.424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35cm" svg:stroke-color="#729fcf" draw:marker-start-width="0.252cm" draw:marker-end-width="0.252cm" draw:fill="none" draw:textarea-horizontal-align="justify" draw:textarea-vertical-align="middle" draw:auto-grow-height="false" fo:min-height="2.812cm" fo:min-width="6.94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35cm" svg:stroke-color="#729fc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2.812cm" fo:min-width="6.946cm" fo:padding-top="0.142cm" fo:padding-bottom="0.142cm" fo:padding-left="0.267cm" fo:padding-right="0.267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35cm" svg:stroke-color="#729fc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2.812cm" fo:min-width="6.946cm" fo:padding-top="0.142cm" fo:padding-bottom="0.142cm" fo:padding-left="0.267cm" fo:padding-right="0.267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729fc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2.812cm" fo:min-width="6.946cm" fo:padding-top="0.142cm" fo:padding-bottom="0.142cm" fo:padding-left="0.267cm" fo:padding-right="0.267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3.653cm"/>
      <style:paragraph-properties style:writing-mode="lr-tb"/>
    </style:style>
    <style:style style:name="gr14" style:family="graphic" style:parent-style-name="standard">
      <style:graphic-properties svg:stroke-width="0.081cm" svg:stroke-color="#5983b0" draw:marker-start-width="0.322cm" draw:marker-end-width="0.322cm" draw:fill-color="#dee6ef" draw:textarea-horizontal-align="justify" draw:textarea-vertical-align="middle" draw:auto-grow-height="false" fo:min-height="2.811cm" fo:min-width="8.424cm" fo:padding-top="0.166cm" fo:padding-bottom="0.166cm" fo:padding-left="0.291cm" fo:padding-right="0.291cm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2.811cm" fo:min-width="8.424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3.474cm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37.063cm" fo:min-width="5.784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4.357cm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37.135cm" fo:min-width="4.818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6cm" fo:min-width="3.474cm"/>
      <style:paragraph-properties style:writing-mode="lr-tb"/>
    </style:style>
    <style:style style:name="gr21" style:family="graphic" style:parent-style-name="objectwithoutfill">
      <style:graphic-properties svg:stroke-width="0.106cm" svg:stroke-color="#ff8000" draw:marker-start-width="0.358cm" draw:marker-end="Arrowheads_20_1" draw:marker-end-width="0.4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 style:list-style-name="L2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24" style:family="graphic" style:parent-style-name="standard" style:list-style-name="L2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81cm" svg:stroke-color="#999999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40.945cm" fo:min-width="4.3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cm" fo:min-width="4.35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81cm" svg:stroke-color="#ff8000" draw:marker-start="" draw:marker-start-width="0.321cm" draw:marker-start-center="false" draw:marker-end="Arrowheads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2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solid" svg:stroke-width="0.106cm" svg:stroke-color="#ff800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7.29cm" fo:min-width="10.53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dee6ef" draw:textarea-horizontal-align="justify" draw:textarea-vertical-align="middle" draw:auto-grow-height="false" fo:min-height="30.467cm" fo:min-width="6.405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cm" fo:min-width="4.35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3.474cm"/>
      <style:paragraph-properties style:writing-mode="lr-tb"/>
    </style:style>
    <style:style style:name="gr4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47" style:family="graphic" style:parent-style-name="objectwithoutfill">
      <style:graphic-properties svg:stroke-width="0.053cm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13.638cm" fo:min-width="4.499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6.653cm" fo:min-width="4.499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81cm" svg:stroke-color="#5983b0" draw:marker-start="" draw:marker-start-width="0.322cm" draw:marker-start-center="false" draw:marker-end="" draw:marker-end-width="0.322cm" draw:marker-end-center="false" draw:fill="solid" draw:fill-color="#dee6ef" draw:textarea-horizontal-align="justify" draw:textarea-vertical-align="middle" draw:auto-grow-height="false" fo:min-height="2.525cm" fo:min-width="4.499cm" fo:padding-top="0.166cm" fo:padding-bottom="0.166cm" fo:padding-left="0.291cm" fo:padding-right="0.291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svg:stroke-width="0.106cm" svg:stroke-color="#5983b0" draw:marker-start="" draw:marker-start-width="0.358cm" draw:marker-start-center="false" draw:marker-end="Arrowheads_20_1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3" style:family="graphic" style:parent-style-name="objectwithoutfill">
      <style:graphic-properties svg:stroke-width="0.053cm" draw:marker-start="Arrowheads_20_4" draw:marker-start-width="0.279cm" draw:marker-end="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106cm" svg:stroke-color="#5983b0" draw:marker-start="Arrowheads_20_4" draw:marker-start-width="0.358cm" draw:marker-start-center="false" draw:marker-end="" draw:marker-end-width="0.458cm" draw:marker-end-center="false" draw:fill="none" draw:fill-color="#729fcf" draw:textarea-horizontal-align="justify" draw:textarea-vertical-align="middle" fo:padding-top="0.177cm" fo:padding-bottom="0.177cm" fo:padding-left="0.302cm" fo:padding-right="0.302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objectwithoutfill">
      <style:graphic-properties svg:stroke-width="0.106cm" draw:marker-start-width="0.358cm" draw:marker-end="Arrowheads_20_1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67" style:family="graphic" style:parent-style-name="objectwithoutfill">
      <style:graphic-properties svg:stroke-width="0.053cm" draw:marker-start="Arrowheads_20_1" draw:marker-start-width="0.279cm" draw:marker-end="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3.474cm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ffff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dee6ef"/>
      <style:paragraph-properties fo:text-align="center"/>
      <style:text-properties fo:color="#c9211e" loext:opacity="100%" style:font-name="Nimbus Roman"/>
    </style:style>
    <style:style style:name="P5" style:family="paragraph">
      <style:text-properties style:font-name="Nimbus Roman" fo:font-size="19.5pt"/>
    </style:style>
    <style:style style:name="P6" style:family="paragraph">
      <loext:graphic-properties draw:fill="none" draw:fill-color="#ffffff"/>
      <style:text-properties style:font-name="Nimbus Roman" fo:font-size="19.5pt"/>
    </style:style>
    <style:style style:name="P7" style:family="paragraph">
      <style:paragraph-properties fo:text-align="center"/>
      <style:text-properties fo:color="#c9211e" loext:opacity="100%" style:font-name="Nimbus Roman" fo:font-size="19.5pt"/>
    </style:style>
    <style:style style:name="P8" style:family="paragraph">
      <loext:graphic-properties draw:fill-color="#dee6ef"/>
      <style:paragraph-properties fo:text-align="center"/>
      <style:text-properties fo:color="#c9211e" loext:opacity="100%" style:font-name="Nimbus Roman" fo:font-size="19.5pt"/>
    </style:style>
    <style:style style:name="P9" style:family="paragraph">
      <style:paragraph-properties fo:text-align="center"/>
      <style:text-properties fo:color="#000000" loext:opacity="100%" style:font-name="Nimbus Roman" fo:font-size="19.5pt"/>
    </style:style>
    <style:style style:name="P10" style:family="paragraph">
      <loext:graphic-properties draw:fill="none"/>
      <style:paragraph-properties fo:text-align="center"/>
      <style:text-properties fo:color="#000000" loext:opacity="100%" style:font-name="Nimbus Roman" fo:font-size="19.5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color="#c9211e" loext:opacity="100%" style:font-name="Nimbus Roman" fo:font-size="19.5pt"/>
    </style:style>
    <style:style style:name="P14" style:family="paragraph">
      <loext:graphic-properties draw:fill="none" draw:fill-color="#ffffff"/>
      <style:text-properties fo:color="#c9211e" loext:opacity="100%" style:font-name="Nimbus Roman" fo:font-size="19.5pt"/>
    </style:style>
    <style:style style:name="P15" style:family="paragraph">
      <loext:graphic-properties draw:fill-color="#dee6ef"/>
      <style:paragraph-properties fo:text-align="center"/>
      <style:text-properties fo:color="#000000" loext:opacity="100%" style:font-name="Nimbus Roman" fo:font-size="19.5pt"/>
    </style:style>
    <style:style style:name="P16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color="#c9211e" loext:opacity="100%" style:font-name="Nimbus Roman" fo:font-size="26pt" fo:font-weight="bold" style:font-size-asian="26pt" style:font-size-complex="26pt"/>
    </style:style>
    <style:style style:name="P18" style:family="paragraph">
      <loext:graphic-properties draw:fill="none" draw:fill-color="#ffffff"/>
      <style:text-properties fo:color="#c9211e" loext:opacity="100%" style:font-name="Nimbus Roman" fo:font-size="26pt" fo:font-weight="bold" style:font-size-asian="26pt" style:font-size-complex="26pt"/>
    </style:style>
    <style:style style:name="P19" style:family="paragraph">
      <style:text-properties fo:color="#c9211e" loext:opacity="100%" style:font-name="Nimbus Roman" fo:font-size="19.5pt" fo:font-weight="bold"/>
    </style:style>
    <style:style style:name="P20" style:family="paragraph">
      <loext:graphic-properties draw:fill="none" draw:fill-color="#ffffff"/>
      <style:text-properties fo:color="#c9211e" loext:opacity="100%" style:font-name="Nimbus Roman" fo:font-size="19.5pt" fo:font-weight="bold" style:font-size-asian="18pt" style:font-size-complex="18pt"/>
    </style:style>
    <style:style style:name="P21" style:family="paragraph">
      <style:paragraph-properties fo:text-align="center"/>
      <style:text-properties fo:font-size="14pt" fo:font-weight="bold" fo:background-color="#ffffff" style:font-size-asian="10.5pt" style:font-size-complex="10.5pt"/>
    </style:style>
    <style:style style:name="P22" style:family="paragraph">
      <loext:graphic-properties draw:fill="none"/>
      <style:paragraph-properties fo:text-align="center"/>
      <style:text-properties fo:font-size="14pt" fo:font-weight="bold" fo:background-color="#ffffff" style:font-size-asian="10.5pt" style:font-size-complex="10.5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4pt" fo:font-weight="bold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#ffffff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fo:font-weight="bold"/>
    </style:style>
    <style:style style:name="P26" style:family="paragraph">
      <loext:graphic-properties draw:fill="none" draw:fill-color="#ffffff"/>
      <style:text-properties fo:font-weight="bold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weight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19.5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19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Nimbus Roman" fo:font-size="26pt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/>
      <style:text-properties fo:background-color="#ffffff"/>
    </style:style>
    <style:style style:name="P40" style:family="paragraph">
      <loext:graphic-properties draw:fill="none"/>
      <style:paragraph-properties fo:text-align="center"/>
      <style:text-properties fo:background-color="#ffffff"/>
    </style:style>
    <style:style style:name="P41" style:family="paragraph">
      <style:paragraph-properties fo:text-align="center"/>
      <style:text-properties fo:font-weight="normal" fo:background-color="#ffffff" style:font-weight-asian="normal" style:font-weight-complex="normal"/>
    </style:style>
    <style:style style:name="P42" style:family="paragraph">
      <loext:graphic-properties draw:fill="none"/>
      <style:paragraph-properties fo:text-align="center"/>
      <style:text-properties fo:font-weight="normal" fo:background-color="#ffffff" style:font-weight-asian="normal" style:font-weight-complex="normal"/>
    </style:style>
    <style:style style:name="P43" style:family="paragraph">
      <loext:graphic-properties draw:fill="none" draw:fill-color="#ffffff"/>
      <style:text-properties fo:font-weight="bold" fo:background-color="#ffffff"/>
    </style:style>
    <style:style style:name="P44" style:family="paragraph">
      <style:paragraph-properties fo:text-align="center"/>
      <style:text-properties fo:font-weight="bold" fo:background-color="#ffffff"/>
    </style:style>
    <style:style style:name="P45" style:family="paragraph">
      <loext:graphic-properties draw:fill="none"/>
      <style:paragraph-properties fo:text-align="center"/>
      <style:text-properties fo:font-weight="bold" fo:background-color="#ffffff"/>
    </style:style>
    <style:style style:name="P46" style:family="paragraph">
      <style:text-properties fo:color="#c9211e" loext:opacity="100%" style:font-name="Nimbus Roman" fo:font-size="36pt" fo:font-weight="bold" style:font-size-asian="36pt" style:font-size-complex="36pt"/>
    </style:style>
    <style:style style:name="P47" style:family="paragraph">
      <loext:graphic-properties draw:fill="none" draw:fill-color="#ffffff"/>
      <style:text-properties fo:color="#c9211e" loext:opacity="100%" style:font-name="Nimbus Roman" fo:font-size="36pt" fo:font-weight="bold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fo:background-color="#ffffff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Nimbus Roma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Nimbus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26pt" style:font-size-asian="26pt" style:font-size-complex="26pt"/>
    </style:style>
    <style:style style:name="T7" style:family="text">
      <style:text-properties fo:color="#c9211e" loext:opacity="100%" fo:font-size="20pt" style:font-size-asian="20pt" style:font-size-complex="20pt"/>
    </style:style>
    <style:style style:name="T8" style:family="text">
      <style:text-properties fo:color="#c9211e" loext:opacity="100%" fo:font-size="26pt" style:font-size-asian="24pt" style:font-size-complex="24pt"/>
    </style:style>
    <style:style style:name="T9" style:family="text">
      <style:text-properties fo:color="#c9211e" loext:opacity="100%" fo:font-size="20pt" style:font-size-asian="18pt" style:font-size-complex="18pt"/>
    </style:style>
    <style:style style:name="T10" style:family="text">
      <style:text-properties fo:color="#c9211e" loext:opacity="100%" fo:font-size="24pt" style:font-size-asian="22pt" style:font-size-complex="22pt"/>
    </style:style>
    <style:style style:name="T11" style:family="text">
      <style:text-properties fo:background-color="#ffffff" style:font-size-asian="10.5pt" style:font-size-complex="10.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style:letter-kerning="true" fo:background-color="#ffffff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style:letter-kerning="true" fo:background-color="#ffffff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Nimbus Roman" fo:font-size="19.5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Nimbus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font-name="Nimbus Roman" fo:font-size="26pt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background-color="#ffffff" style:font-size-asian="14pt" style:font-size-complex="14pt"/>
    </style:style>
    <style:style style:name="T19" style:family="text">
      <style:text-properties fo:font-size="15pt" fo:font-weight="normal" fo:background-color="#ffffff" style:font-size-asian="15pt" style:font-weight-asian="normal" style:font-size-complex="15pt" style:font-weight-complex="normal"/>
    </style:style>
    <style:style style:name="T20" style:family="text">
      <style:text-properties fo:font-size="15pt" fo:background-color="#ffffff" style:font-size-asian="15pt" style:font-size-complex="15pt"/>
    </style:style>
    <style:style style:name="T21" style:family="text">
      <style:text-properties fo:font-variant="normal" fo:text-transform="none" style:text-outline="false" style:text-line-through-style="none" style:text-line-through-type="none" style:font-name="Nimbus Roman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ffff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325cm" svg:height="41.275cm" svg:x="11.958cm" svg:y="34.65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3" draw:layer="layout" svg:x1="54.504cm" svg:y1="41.01cm" svg:x2="60.537cm" svg:y2="41.01cm">
          <text:p text:style-name="P2"><text:span text:style-name="T1">mdc</text:span></text:p>
        </draw:line>
        <draw:line draw:style-name="gr3" draw:text-style-name="P3" draw:layer="layout" svg:x1="54.504cm" svg:y1="42.28cm" svg:x2="60.537cm" svg:y2="42.28cm">
          <text:p text:style-name="P2"><text:span text:style-name="T1">mdc_</text:span><text:span text:style-name="T1">in</text:span></text:p>
        </draw:line>
        <draw:line draw:style-name="gr4" draw:text-style-name="P3" draw:layer="layout" svg:x1="54.504cm" svg:y1="43.868cm" svg:x2="60.537cm" svg:y2="43.868cm">
          <text:p text:style-name="P2"><text:span text:style-name="T1">mdio</text:span><text:span text:style-name="T1">_out</text:span></text:p>
        </draw:line>
        <draw:line draw:style-name="gr5" draw:text-style-name="P3" draw:layer="layout" svg:x1="54.504cm" svg:y1="45.138cm" svg:x2="60.537cm" svg:y2="45.138cm">
          <text:p text:style-name="P2"><text:span text:style-name="T1">mdio_oe</text:span><text:span text:style-name="T1">n</text:span></text:p>
        </draw:line>
        <draw:custom-shape draw:style-name="gr6" draw:text-style-name="P4" draw:layer="layout" svg:width="11.096cm" svg:height="28.892cm" svg:x="29.755cm" svg:y="44.2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7" draw:text-style-name="P6" draw:layer="layout" svg:width="3.541cm" svg:height="0.96cm" svg:x="-10.089cm" svg:y="13.539cm">
          <draw:text-box>
            <text:p text:style-name="P5">ANALOG</text:p>
          </draw:text-box>
        </draw:frame>
        <draw:custom-shape draw:style-name="gr8" draw:text-style-name="P8" draw:layer="layout" svg:width="8.958cm" svg:height="18.229cm" svg:x="30.825cm" svg:y="52.859cm"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8cm" svg:height="3.096cm" svg:x="31.589cm" svg:y="53.891cm">
          <text:p text:style-name="P9">gen_read_logic_fast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48cm" svg:height="3.096cm" svg:x="31.589cm" svg:y="57.823cm">
          <text:p text:style-name="P11"><text:span text:style-name="T3">gen_read_logic_mdio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7.48cm" svg:height="3.096cm" svg:x="31.589cm" svg:y="61.801cm">
          <text:p text:style-name="P11"><text:span text:style-name="T3">gen_write_logic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7.48cm" svg:height="3.096cm" svg:x="31.589cm" svg:y="65.929cm">
          <text:p text:style-name="P11"><text:span text:style-name="T3">memory_wrapper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4.153cm" svg:height="0.96cm" svg:x="33.135cm" svg:y="69.712cm">
          <draw:text-box>
            <text:p text:style-name="P13"><text:span text:style-name="T2">package_c</text:span><text:span text:style-name="T2">trl</text:span></text:p>
          </draw:text-box>
        </draw:frame>
        <draw:custom-shape draw:style-name="gr14" draw:text-style-name="P15" draw:layer="layout" svg:width="8.958cm" svg:height="3.095cm" svg:x="30.825cm" svg:y="49.075cm">
          <text:p text:style-name="P9">package_data_sel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.958cm" svg:height="3.095cm" svg:x="30.825cm" svg:y="45.292cm">
          <text:p text:style-name="P11"><text:span text:style-name="T4">package</text:span><text:span text:style-name="T5">_gen</text:span></text:p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5.314cm" svg:height="2.089cm" svg:x="32.68cm" svg:y="71.808cm">
          <draw:text-box>
            <text:p text:style-name="P17"><text:span text:style-name="T6">pktctrl_top</text:span></text:p>
          </draw:text-box>
        </draw:frame>
        <draw:custom-shape draw:style-name="gr17" draw:text-style-name="P1" draw:layer="layout" svg:width="6.364cm" svg:height="37.393cm" svg:x="60.537cm" svg:y="35.61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8" draw:text-style-name="P18" draw:layer="layout" svg:width="4.857cm" svg:height="0.96cm" svg:x="61.395cm" svg:y="53.068cm">
          <draw:text-box>
            <text:p text:style-name="P17"><text:span text:style-name="T7">DIG_IO_PAD</text:span></text:p>
          </draw:text-box>
        </draw:frame>
        <draw:custom-shape draw:style-name="gr19" draw:text-style-name="P1" draw:layer="layout" svg:width="5.398cm" svg:height="37.465cm" svg:x="16.086cm" svg:y="35.61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0" draw:text-style-name="P20" draw:layer="layout" svg:width="4.609cm" svg:height="6.326cm" svg:x="17.039cm" svg:y="52.464cm">
          <draw:text-box>
            <text:p text:style-name="P19"><text:span text:style-name="T8">anal</text:span><text:span text:style-name="T8">og</text:span></text:p>
            <text:p text:style-name="P19"><text:span text:style-name="T9"/></text:p>
            <text:p text:style-name="P19"><text:span text:style-name="T10"><text:s/></text:span><text:span text:style-name="T8">sign</text:span><text:span text:style-name="T8">al</text:span></text:p>
            <text:p text:style-name="P19"><text:span text:style-name="T9"/></text:p>
            <text:p text:style-name="P19"><text:span text:style-name="T8"><text:s text:c="2"/></text:span><text:span text:style-name="T8">mux</text:span></text:p>
          </draw:text-box>
        </draw:frame>
        <draw:line draw:style-name="gr21" draw:text-style-name="P22" draw:layer="layout" svg:x1="9.419cm" svg:y1="60.378cm" svg:x2="16.086cm" svg:y2="60.378cm">
          <text:p text:style-name="P21"><text:span text:style-name="T11">[8:0] </text:span><text:span text:style-name="T11">ADC_</text:span><text:span text:style-name="T11">DATA_</text:span><text:span text:style-name="T11">0</text:span></text:p>
        </draw:line>
        <draw:line draw:style-name="gr22" draw:text-style-name="P24" draw:layer="layout" svg:x1="9.419cm" svg:y1="62.918cm" svg:x2="16.086cm" svg:y2="62.918cm">
          <text:p text:style-name="P23"><text:span text:style-name="T12">[8:0] </text:span><text:span text:style-name="T12">ADC_D</text:span><text:span text:style-name="T12">ATA_95</text:span></text:p>
        </draw:line>
        <draw:frame draw:style-name="gr23" draw:text-style-name="P26" draw:layer="layout" svg:width="2.458cm" svg:height="0.962cm" svg:x="11.723cm" svg:y="61.013cm">
          <draw:text-box>
            <text:p text:style-name="P25">. . . . . .</text:p>
          </draw:text-box>
        </draw:frame>
        <draw:line draw:style-name="gr24" draw:text-style-name="P24" draw:layer="layout" svg:x1="9.419cm" svg:y1="66.41cm" svg:x2="16.086cm" svg:y2="66.41cm">
          <text:p text:style-name="P23"><text:span text:style-name="T12">[8:0] ADC48_DATA_0</text:span></text:p>
        </draw:line>
        <draw:line draw:style-name="gr25" draw:text-style-name="P24" draw:layer="layout" svg:x1="9.419cm" svg:y1="68.95cm" svg:x2="16.086cm" svg:y2="68.95cm">
          <text:p text:style-name="P27"><text:span text:style-name="T12">[8:0] ADC48_DATA_47</text:span></text:p>
        </draw:line>
        <draw:line draw:style-name="gr26" draw:text-style-name="P24" draw:layer="layout" svg:x1="9.419cm" svg:y1="38.788cm" svg:x2="16.086cm" svg:y2="38.788cm">
          <text:p text:style-name="P28"><text:span text:style-name="T13">CLK_200M</text:span></text:p>
        </draw:line>
        <draw:line draw:style-name="gr27" draw:text-style-name="P24" draw:layer="layout" svg:x1="9.419cm" svg:y1="40.375cm" svg:x2="16.086cm" svg:y2="40.375cm">
          <text:p text:style-name="P2"><text:span text:style-name="T13">ADC_CLK5</text:span><text:span text:style-name="T13">00M</text:span></text:p>
        </draw:line>
        <draw:line draw:style-name="gr28" draw:text-style-name="P24" draw:layer="layout" svg:x1="9.419cm" svg:y1="42.28cm" svg:x2="16.086cm" svg:y2="42.28cm">
          <text:p text:style-name="P2"><text:span text:style-name="T13">ADC48_CLK500M</text:span></text:p>
        </draw:line>
        <draw:custom-shape draw:style-name="gr29" draw:text-style-name="P1" draw:layer="layout" svg:width="4.899cm" svg:height="41.275cm" svg:x="4.67cm" svg:y="34.65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30" draw:text-style-name="P30" draw:layer="layout" svg:width="2.557cm" svg:height="0.962cm" svg:x="24.024cm" svg:y="67.036cm">
          <draw:text-box>
            <text:p text:style-name="P29"><text:span text:style-name="T14">. . . . . .</text:span></text:p>
          </draw:text-box>
        </draw:frame>
        <draw:frame draw:style-name="gr31" draw:text-style-name="P32" draw:layer="layout" svg:width="4.857cm" svg:height="0.96cm" svg:x="5.514cm" svg:y="54.655cm">
          <draw:text-box>
            <text:p text:style-name="P31"><text:span text:style-name="T15">ANALO</text:span><text:span text:style-name="T15">G</text:span></text:p>
          </draw:text-box>
        </draw:frame>
        <draw:line draw:style-name="gr32" draw:text-style-name="P24" draw:layer="layout" svg:x1="21.484cm" svg:y1="37.2cm" svg:x2="29.739cm" svg:y2="37.2cm">
          <text:p text:style-name="P2"><text:span text:style-name="T13">ANA_CLK_20</text:span><text:span text:style-name="T13">0M</text:span></text:p>
        </draw:line>
        <draw:line draw:style-name="gr33" draw:text-style-name="P24" draw:layer="layout" svg:x1="21.484cm" svg:y1="38.153cm" svg:x2="29.739cm" svg:y2="38.153cm">
          <text:p text:style-name="P2"><text:span text:style-name="T13">ANA_ADC_CLK500M</text:span></text:p>
        </draw:line>
        <draw:line draw:style-name="gr34" draw:text-style-name="P24" draw:layer="layout" svg:x1="21.484cm" svg:y1="39.105cm" svg:x2="29.739cm" svg:y2="39.105cm">
          <text:p text:style-name="P2"><text:span text:style-name="T13">ANA_ADC48_CLK500M</text:span></text:p>
        </draw:line>
        <draw:frame draw:style-name="gr35" draw:text-style-name="P26" draw:layer="layout" svg:width="2.556cm" svg:height="0.962cm" svg:x="24.11cm" svg:y="61.004cm">
          <draw:text-box>
            <text:p text:style-name="P25">. . . . . .</text:p>
          </draw:text-box>
        </draw:frame>
        <draw:frame draw:style-name="gr36" draw:text-style-name="P30" draw:layer="layout" svg:width="2.458cm" svg:height="0.962cm" svg:x="11.641cm" svg:y="67.045cm">
          <draw:text-box>
            <text:p text:style-name="P29"><text:span text:style-name="T14">. . . . . .</text:span></text:p>
          </draw:text-box>
        </draw:frame>
        <draw:line draw:style-name="gr37" draw:text-style-name="P24" draw:layer="layout" svg:x1="21.484cm" svg:y1="66.41cm" svg:x2="29.739cm" svg:y2="66.41cm">
          <text:p text:style-name="P2"><text:span text:style-name="T13">[35:0] ANA_ADC48_DATA_0</text:span></text:p>
        </draw:line>
        <draw:line draw:style-name="gr38" draw:text-style-name="P24" draw:layer="layout" svg:x1="21.484cm" svg:y1="68.95cm" svg:x2="29.739cm" svg:y2="68.95cm">
          <text:p text:style-name="P2"><text:span text:style-name="T13">[35:0] ANA_ADC48_DATA_47</text:span></text:p>
        </draw:line>
        <draw:line draw:style-name="gr39" draw:text-style-name="P24" draw:layer="layout" svg:x1="21.484cm" svg:y1="60.378cm" svg:x2="29.739cm" svg:y2="60.378cm">
          <text:p text:style-name="P28"><text:span text:style-name="T13">[35:0] ANA_ADC_DATA_0</text:span></text:p>
        </draw:line>
        <draw:line draw:style-name="gr40" draw:text-style-name="P24" draw:layer="layout" svg:x1="21.484cm" svg:y1="62.918cm" svg:x2="29.739cm" svg:y2="62.918cm">
          <text:p text:style-name="P2"><text:span text:style-name="T13">[35:0] </text:span><text:span text:style-name="T13">ANA_ADC_DATA_</text:span><text:span text:style-name="T13">95</text:span></text:p>
        </draw:line>
        <draw:custom-shape draw:style-name="gr41" draw:text-style-name="P34" draw:layer="layout" svg:width="11.112cm" svg:height="7.62cm" svg:x="29.739cm" svg:y="35.613cm">
          <text:p text:style-name="P33"><text:span text:style-name="T16">crg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985cm" svg:height="30.797cm" svg:x="47.518cm" svg:y="38.152cm">
          <text:p text:style-name="P35"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43" draw:text-style-name="P37" draw:layer="layout" svg:width="5.632cm" svg:height="1.17cm" svg:x="49.424cm" svg:y="67.463cm">
          <draw:text-box>
            <text:p text:style-name="P36"><text:span text:style-name="T17">ctrl_sy</text:span><text:span text:style-name="T17">s</text:span></text:p>
          </draw:text-box>
        </draw:frame>
        <draw:frame draw:style-name="gr44" draw:text-style-name="P18" draw:layer="layout" svg:width="3.974cm" svg:height="1.17cm" svg:x="34.337cm" svg:y="39.098cm">
          <draw:text-box>
            <text:p text:style-name="P19"><text:span text:style-name="T6">crg</text:span></text:p>
          </draw:text-box>
        </draw:frame>
        <draw:line draw:style-name="gr45" draw:text-style-name="P38" draw:layer="layout" svg:x1="29.739cm" svg:y1="42.28cm" svg:x2="27.834cm" svg:y2="42.28cm">
          <text:p/>
        </draw:line>
        <draw:line draw:style-name="gr46" draw:text-style-name="P40" draw:layer="layout" svg:x1="27.834cm" svg:y1="42.28cm" svg:x2="27.834cm" svg:y2="45.455cm">
          <text:p text:style-name="P39"><text:span text:style-name="T18">pktctrl_clk</text:span></text:p>
        </draw:line>
        <draw:line draw:style-name="gr47" draw:text-style-name="P38" draw:layer="layout" svg:x1="27.834cm" svg:y1="45.455cm" svg:x2="29.739cm" svg:y2="45.455cm">
          <text:p/>
        </draw:line>
        <draw:line draw:style-name="gr45" draw:text-style-name="P38" draw:layer="layout" svg:x1="29.739cm" svg:y1="41.645cm" svg:x2="26.246cm" svg:y2="41.645cm">
          <text:p/>
        </draw:line>
        <draw:line draw:style-name="gr46" draw:text-style-name="P40" draw:layer="layout" svg:x1="26.246cm" svg:y1="41.645cm" svg:x2="26.246cm" svg:y2="46.09cm">
          <text:p text:style-name="P39"><text:span text:style-name="T18">pktctrl_rstn</text:span></text:p>
        </draw:line>
        <draw:line draw:style-name="gr47" draw:text-style-name="P38" draw:layer="layout" svg:x1="26.246cm" svg:y1="46.09cm" svg:x2="29.739cm" svg:y2="46.09cm">
          <text:p/>
        </draw:line>
        <draw:line draw:style-name="gr48" draw:text-style-name="P42" draw:layer="layout" svg:x1="40.851cm" svg:y1="39.105cm" svg:x2="47.519cm" svg:y2="39.105cm">
          <text:p text:style-name="P41"><text:span text:style-name="T19">clk_2</text:span><text:span text:style-name="T19">00m</text:span></text:p>
        </draw:line>
        <draw:line draw:style-name="gr48" draw:text-style-name="P40" draw:layer="layout" svg:x1="40.851cm" svg:y1="40.057cm" svg:x2="47.519cm" svg:y2="40.058cm">
          <text:p text:style-name="P39"><text:span text:style-name="T20">rstn_200m</text:span></text:p>
        </draw:line>
        <draw:line draw:style-name="gr49" draw:text-style-name="P3" draw:layer="layout" svg:x1="40.851cm" svg:y1="70.538cm" svg:x2="60.536cm" svg:y2="70.538cm">
          <text:p text:style-name="P2"><text:span text:style-name="T1">ADC_DATA_VALID</text:span></text:p>
        </draw:line>
        <draw:line draw:style-name="gr50" draw:text-style-name="P3" draw:layer="layout" svg:x1="40.851cm" svg:y1="72.125cm" svg:x2="60.536cm" svg:y2="72.125cm">
          <text:p text:style-name="P2"><text:span text:style-name="T1">[17:0] ADC_DATA</text:span></text:p>
        </draw:line>
        <draw:line draw:style-name="gr48" draw:text-style-name="P42" draw:layer="layout" svg:x1="40.851cm" svg:y1="41.645cm" svg:x2="47.519cm" svg:y2="41.645cm">
          <text:p text:style-name="P41"><text:span text:style-name="T19">pktctrl_clk</text:span></text:p>
        </draw:line>
        <draw:line draw:style-name="gr48" draw:text-style-name="P40" draw:layer="layout" svg:x1="40.851cm" svg:y1="42.597cm" svg:x2="47.519cm" svg:y2="42.598cm">
          <text:p text:style-name="P39"><text:span text:style-name="T20">pktctrl_rstn</text:span></text:p>
        </draw:line>
        <draw:custom-shape draw:style-name="gr51" draw:text-style-name="P16" draw:layer="layout" svg:width="5.081cm" svg:height="13.97cm" svg:x="48.471cm" svg:y="52.44cm">
          <text:p text:style-name="P11"><text:span text:style-name="T21">cdc_500_200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5.081cm" svg:height="6.985cm" svg:x="48.471cm" svg:y="39.74cm">
          <text:p text:style-name="P11"><text:span text:style-name="T21">mdio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5.081cm" svg:height="2.857cm" svg:x="48.471cm" svg:y="47.995cm">
          <text:p text:style-name="P11"><text:span text:style-name="T21">top_regfile</text:span></text:p>
          <draw:enhanced-geometry svg:viewBox="0 0 21600 21600" draw:type="rectangle" draw:enhanced-path="M 0 0 L 21600 0 21600 21600 0 21600 0 0 Z N"/>
        </draw:custom-shape>
        <draw:line draw:style-name="gr54" draw:text-style-name="P3" draw:layer="layout" svg:x1="40.851cm" svg:y1="36.248cm" svg:x2="60.536cm" svg:y2="36.248cm">
          <text:p text:style-name="P2"><text:span text:style-name="T1">CLK_RD</text:span></text:p>
        </draw:line>
        <draw:line draw:style-name="gr55" draw:text-style-name="P3" draw:layer="layout" svg:x1="66.887cm" svg:y1="43.233cm" svg:x2="76.729cm" svg:y2="43.233cm">
          <text:p text:style-name="P2"><text:span text:style-name="T1">PAD22_MDC</text:span></text:p>
        </draw:line>
        <draw:line draw:style-name="gr56" draw:text-style-name="P3" draw:layer="layout" svg:x1="66.887cm" svg:y1="45.455cm" svg:x2="76.729cm" svg:y2="45.455cm">
          <text:p text:style-name="P2"><text:span text:style-name="T1">PAD23_MDI</text:span><text:span text:style-name="T1">O</text:span></text:p>
        </draw:line>
        <draw:line draw:style-name="gr57" draw:text-style-name="P3" draw:layer="layout" svg:x1="66.887cm" svg:y1="40.375cm" svg:x2="76.729cm" svg:y2="40.375cm">
          <text:p text:style-name="P2"><text:span text:style-name="T1">PAD21_CLK_RD</text:span></text:p>
        </draw:line>
        <draw:line draw:style-name="gr58" draw:text-style-name="P3" draw:layer="layout" svg:x1="66.887cm" svg:y1="70.855cm" svg:x2="77.047cm" svg:y2="70.855cm">
          <text:p text:style-name="P2"><text:span text:style-name="T1">PAD19_ADC_DATA_</text:span><text:span text:style-name="T1">VALID</text:span></text:p>
        </draw:line>
        <draw:line draw:style-name="gr59" draw:text-style-name="P3" draw:layer="layout" svg:x1="66.887cm" svg:y1="65.14cm" svg:x2="77.047cm" svg:y2="65.14cm">
          <text:p text:style-name="P2"><text:span text:style-name="T1">PAD1_ADC_DATA</text:span><text:span text:style-name="T1">_1</text:span></text:p>
        </draw:line>
        <draw:line draw:style-name="gr60" draw:text-style-name="P3" draw:layer="layout" svg:x1="66.887cm" svg:y1="66.41cm" svg:x2="77.047cm" svg:y2="66.41cm">
          <text:p text:style-name="P2"><text:span text:style-name="T22">PAD2_</text:span><text:span text:style-name="T22">ADC_</text:span><text:span text:style-name="T22">DATA_</text:span><text:span text:style-name="T22">2</text:span></text:p>
        </draw:line>
        <draw:line draw:style-name="gr61" draw:text-style-name="P3" draw:layer="layout" svg:x1="66.887cm" svg:y1="69.268cm" svg:x2="77.047cm" svg:y2="69.268cm">
          <text:p text:style-name="P2"><text:span text:style-name="T22">PAD18_ADC_DATA_18</text:span></text:p>
        </draw:line>
        <draw:frame draw:style-name="gr62" draw:text-style-name="P43" draw:layer="layout" svg:width="2.556cm" svg:height="1.28cm" svg:x="70.998cm" svg:y="67.045cm">
          <draw:text-box>
            <text:p text:style-name="P25">. . . . . .</text:p>
          </draw:text-box>
        </draw:frame>
        <draw:line draw:style-name="gr63" draw:text-style-name="P40" draw:layer="layout" svg:x1="21.483cm" svg:y1="40.058cm" svg:x2="29.738cm" svg:y2="40.058cm">
          <text:p text:style-name="P39"><text:span text:style-name="T20">adc96_r</text:span><text:span text:style-name="T20">stn</text:span></text:p>
        </draw:line>
        <draw:line draw:style-name="gr63" draw:text-style-name="P40" draw:layer="layout" svg:x1="21.484cm" svg:y1="41.01cm" svg:x2="29.739cm" svg:y2="41.01cm">
          <text:p text:style-name="P39"><text:span text:style-name="T20">adc48_rstn</text:span></text:p>
        </draw:line>
        <draw:line draw:style-name="gr64" draw:text-style-name="P3" draw:layer="layout" svg:x1="66.914cm" svg:y1="38.153cm" svg:x2="76.729cm" svg:y2="38.153cm">
          <text:p text:style-name="P2"><text:span text:style-name="T1">PAD20</text:span><text:span text:style-name="T1">_RST</text:span><text:span text:style-name="T1">N</text:span></text:p>
        </draw:line>
        <draw:line draw:style-name="gr65" draw:text-style-name="P3" draw:layer="layout" svg:x1="40.851cm" svg:y1="37.2cm" svg:x2="60.536cm" svg:y2="37.2cm">
          <text:p text:style-name="P2"><text:span text:style-name="T1">RSTN</text:span></text:p>
        </draw:line>
        <draw:line draw:style-name="gr66" draw:text-style-name="P45" draw:layer="layout" svg:x1="40.851cm" svg:y1="67.363cm" svg:x2="47.519cm" svg:y2="67.363cm">
          <text:p text:style-name="P44"><text:span text:style-name="T20">rf_mdio_pkt_data</text:span></text:p>
        </draw:line>
        <draw:line draw:style-name="gr67" draw:text-style-name="P40" draw:layer="layout" svg:x1="40.851cm" svg:y1="66.093cm" svg:x2="47.519cm" svg:y2="66.093cm">
          <text:p text:style-name="P39"><text:span text:style-name="T20">rf_mdi</text:span><text:span text:style-name="T20">o_me</text:span><text:span text:style-name="T20">mory_</text:span><text:span text:style-name="T20">addr</text:span></text:p>
        </draw:line>
        <draw:frame draw:style-name="gr68" draw:text-style-name="P47" draw:layer="layout" svg:width="6.668cm" svg:height="3.81cm" svg:x="36.406cm" svg:y="74.348cm">
          <draw:text-box>
            <text:p text:style-name="P46"><text:span text:style-name="T23">DIGITAL</text:span></text:p>
          </draw:text-box>
        </draw:frame>
        <draw:line draw:style-name="gr67" draw:text-style-name="P40" draw:layer="layout" svg:x1="40.851cm" svg:y1="64.823cm" svg:x2="47.519cm" svg:y2="64.823cm">
          <text:p text:style-name="P39"><text:span text:style-name="T20">rf_mdio_data_sel</text:span></text:p>
        </draw:line>
        <draw:line draw:style-name="gr67" draw:text-style-name="P40" draw:layer="layout" svg:x1="40.851cm" svg:y1="62.283cm" svg:x2="47.519cm" svg:y2="62.283cm">
          <text:p text:style-name="P39"><text:span text:style-name="T20">rf_pktctrl_phase</text:span></text:p>
        </draw:line>
        <draw:line draw:style-name="gr67" draw:text-style-name="P40" draw:layer="layout" svg:x1="40.851cm" svg:y1="61.013cm" svg:x2="47.519cm" svg:y2="61.013cm">
          <text:p text:style-name="P39"><text:span text:style-name="T20">rf_pktctrl_gap</text:span></text:p>
        </draw:line>
        <draw:line draw:style-name="gr67" draw:text-style-name="P40" draw:layer="layout" svg:x1="40.851cm" svg:y1="59.743cm" svg:x2="47.519cm" svg:y2="59.743cm">
          <text:p text:style-name="P39"><text:span text:style-name="T20">rf_pkt_idle_length</text:span></text:p>
        </draw:line>
        <draw:line draw:style-name="gr67" draw:text-style-name="P40" draw:layer="layout" svg:x1="40.851cm" svg:y1="58.473cm" svg:x2="47.519cm" svg:y2="58.473cm">
          <text:p text:style-name="P39"><text:span text:style-name="T20">rf_pkt_data_length</text:span></text:p>
        </draw:line>
        <draw:line draw:style-name="gr67" draw:text-style-name="P40" draw:layer="layout" svg:x1="40.851cm" svg:y1="57.203cm" svg:x2="47.519cm" svg:y2="57.203cm">
          <text:p text:style-name="P39"><text:span text:style-name="T20">rf_96p</text:span><text:span text:style-name="T20">ath_en</text:span></text:p>
        </draw:line>
        <draw:line draw:style-name="gr67" draw:text-style-name="P40" draw:layer="layout" svg:x1="40.851cm" svg:y1="54.663cm" svg:x2="47.519cm" svg:y2="54.663cm">
          <text:p text:style-name="P39"><text:span text:style-name="T20">rf_capture_again</text:span></text:p>
        </draw:line>
        <draw:line draw:style-name="gr67" draw:text-style-name="P40" draw:layer="layout" svg:x1="40.851cm" svg:y1="53.393cm" svg:x2="47.519cm" svg:y2="53.393cm">
          <text:p text:style-name="P39"><text:span text:style-name="T20">rf_capture_start</text:span></text:p>
        </draw:line>
        <draw:line draw:style-name="gr67" draw:text-style-name="P40" draw:layer="layout" svg:x1="40.851cm" svg:y1="52.123cm" svg:x2="47.519cm" svg:y2="52.123cm">
          <text:p text:style-name="P39"><text:span text:style-name="T20">rf_capture_mode</text:span></text:p>
        </draw:line>
        <draw:line draw:style-name="gr67" draw:text-style-name="P40" draw:layer="layout" svg:x1="40.851cm" svg:y1="50.853cm" svg:x2="47.519cm" svg:y2="50.853cm">
          <text:p text:style-name="P39"><text:span text:style-name="T20">rf_self_test_</text:span><text:span text:style-name="T20">mode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7 20 13" svg:d="M0 20l10-13 10 13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8T15:59:48.363954790</meta:creation-date>
    <dc:date>2024-05-28T19:20:11.165502564</dc:date>
    <meta:editing-duration>PT22M</meta:editing-duration>
    <meta:editing-cycles>7</meta:editing-cycles>
    <meta:generator>LibreOffice/7.3.7.2$Linux_X86_64 LibreOffice_project/30$Build-2</meta:generator>
    <meta:document-statistic meta:object-count="85"/>
  </office:meta>
</office:document-meta>
</file>